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Verdana1" svg:font-family="Verdana"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line-height="120%" fo:text-align="center" style:justify-single-word="false"/>
    </style:style>
    <style:style style:name="P3" style:family="paragraph" style:parent-style-name="Standard" style:master-page-name="Standard">
      <style:paragraph-properties fo:margin-top="0cm" fo:margin-bottom="0cm" style:contextual-spacing="false" fo:line-height="120%" fo:text-align="center" style:justify-single-word="false" style:page-number="1"/>
    </style:style>
    <style:style style:name="P4" style:family="paragraph" style:parent-style-name="Standard">
      <style:paragraph-properties fo:margin-left="2.54cm" fo:margin-right="0cm" fo:margin-top="0cm" fo:margin-bottom="0cm" style:contextual-spacing="false" fo:text-indent="1.27cm" style:auto-text-indent="false"/>
    </style:style>
    <style:style style:name="P5" style:family="paragraph" style:parent-style-name="Standard">
      <style:paragraph-properties fo:margin-left="0cm" fo:margin-right="0cm" fo:margin-top="0cm" fo:margin-bottom="0cm" style:contextual-spacing="false" fo:text-indent="0cm" style:auto-text-indent="false"/>
    </style:style>
    <style:style style:name="P6" style:family="paragraph" style:parent-style-name="Standard" style:list-style-name="WWNum1">
      <style:paragraph-properties fo:margin-left="1.27cm" fo:margin-right="0cm" fo:margin-top="0cm" fo:margin-bottom="0cm" style:contextual-spacing="true" fo:text-indent="0.635cm" style:auto-text-indent="false"/>
    </style:style>
    <style:style style:name="T1" style:family="text">
      <style:text-properties style:font-name="Verdana" fo:font-size="14pt" style:font-name-asian="Verdana1" style:font-size-asian="14pt" style:font-name-complex="Verdana1" style:font-size-complex="14pt"/>
    </style:style>
    <style:style style:name="T2" style:family="text">
      <style:text-properties style:font-name="Verdana" style:font-name-asian="Verdana1" style:font-name-complex="Verdana1"/>
    </style:style>
    <style:style style:name="T3" style:family="text">
      <style:text-properties style:font-name="Verdana" officeooo:rsid="001c3310" style:font-name-asian="Verdana1" style:font-name-complex="Verdana1"/>
    </style:style>
    <style:style style:name="T4" style:family="text">
      <style:text-properties style:font-name="Verdana" style:text-underline-style="none" style:font-name-asian="Verdana1" style:font-name-complex="Verdan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P C++ 4</text:span></text:p>
      <text:p text:style-name="P2"><text:span text:style-name="T1">Test Performance</text:span></text:p>
      <text:p text:style-name="P4"><text:span text:style-name="T1">Antoine BRETON Arnaud DUPEYRAT</text:span></text:p>
      <text:p text:style-name="P4"/>
      <text:p text:style-name="P5"/>
      <text:p text:style-name="P5"/>
      <text:p text:style-name="P5"><text:span text:style-name="T2">Dans les tests de performance effectués </text:span><text:span text:style-name="T3">après</text:span><text:span text:style-name="T2"> les “tests classiques” nos intentions étaient de “bousculer” notre programme tant sur la mémoire</text:span></text:p>
      <text:p text:style-name="P5"><text:span text:style-name="T2">(nombre important de figure) que sur la quantité d’action à effectuer.</text:span></text:p>
      <text:p text:style-name="P5"><text:span text:style-name="T2">Dans cet optique nous effectuons 4 tests différents:</text:span></text:p>
      <text:p text:style-name="P5"/>
      <text:list xml:id="list1690064588901425798" text:style-name="WWNum1">
        <text:list-item>
          <text:p text:style-name="P6"><text:span text:style-name="T2">Ajout <text:s/>1 000 000 de nouvelles figures</text:span></text:p>
        </text:list-item>
        <text:list-item>
          <text:p text:style-name="P6"><text:span text:style-name="T2">Ajout <text:s/>100 000 nouvelles figures suivis de 100 000 actions DELETE</text:span></text:p>
        </text:list-item>
        <text:list-item>
          <text:p text:style-name="P6"><text:span text:style-name="T2">Ajout <text:s/>100 000 nouvelles figures suivis 100 000 UNDO 100 000 <text:tab/>REDO 100 000 UNDO puis s’ensuit 100 000 ajout de nouvelle figure.</text:span></text:p>
        </text:list-item>
        <text:list-item>
          <text:p text:style-name="P6"><text:span text:style-name="T2">Ajout <text:s/>100 000 nouvelles figures suivis de 100 000 actions MOVE</text:span></text:p>
        </text:list-item>
      </text:list>
      <text:p text:style-name="P1"/>
      <text:p text:style-name="P1"><text:span text:style-name="T2">L’ensemble des différents tests se trouvent dans le dossier testPerformance.</text:span></text:p>
      <text:p text:style-name="P1"><text:span text:style-name="T2">Afin d’obtenir un test réutilisable, nous avons utilisé un script shell. Ce script effectue les différents tests en effectuant un calcul de temps ainsi que de mémoire sur les différents tests. </text:span></text:p>
      <text:p text:style-name="P1"/>
      <text:p text:style-name="P1"><text:span text:style-name="T2">Les tests de mémoire ont été effectué à l’aide de la commande valgrind </text:span></text:p>
      <text:p text:style-name="P1"><text:span text:style-name="T2">(voir le rapport valgrind, laissé apparent dans le dossier)</text:span></text:p>
      <text:p text:style-name="P1"/>
      <text:p text:style-name="P1"><text:span text:style-name="T2">Les tests de performance ont été effectuer à l’aide de la commande timer nous donnant une estimation du temps nécessaire à l’execution du test. </text:span></text:p>
      <text:p text:style-name="P1"/>
      <text:p text:style-name="P1"><text:span text:style-name="T2">Pour plus de détails concernant les resultats des tests, il est nécessaire de se référer au ficher resCompteRendu dans le dossier test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Verdana1" svg:font-family="Verdana"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05T01:04:13.297025219</dc:date>
    <meta:document-statistic meta:table-count="0" meta:image-count="0" meta:object-count="0" meta:page-count="1" meta:paragraph-count="16" meta:word-count="214" meta:character-count="1303" meta:non-whitespace-character-count="1101"/>
    <meta:generator>LibreOffice/4.2.8.2$Linux_X86_64 LibreOffice_project/420$Build-2</meta:generator>
  </office:meta>
</office:document-meta>
</file>